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Roboto mono" svg:font-family="'Roboto mono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4cdff6" officeooo:paragraph-rsid="004cdff6"/>
    </style:style>
    <style:style style:name="P2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4cdff6" officeooo:paragraph-rsid="002e80c9"/>
    </style:style>
    <style:style style:name="P3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4f9801" officeooo:paragraph-rsid="004f9801"/>
    </style:style>
    <style:style style:name="P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179ab" officeooo:paragraph-rsid="005179ab"/>
    </style:style>
    <style:style style:name="P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221f4" officeooo:paragraph-rsid="005221f4"/>
    </style:style>
    <style:style style:name="P6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3e745" officeooo:paragraph-rsid="0053e745"/>
    </style:style>
    <style:style style:name="P7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46125" officeooo:paragraph-rsid="00546125"/>
    </style:style>
    <style:style style:name="P8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5e288" officeooo:paragraph-rsid="0055e288"/>
    </style:style>
    <style:style style:name="P9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948fc" officeooo:paragraph-rsid="005948fc"/>
    </style:style>
    <style:style style:name="P10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97b24" officeooo:paragraph-rsid="00597b24"/>
    </style:style>
    <style:style style:name="P11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229c0" officeooo:paragraph-rsid="006229c0"/>
    </style:style>
    <style:style style:name="P12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5edb1" officeooo:paragraph-rsid="0065edb1"/>
    </style:style>
    <style:style style:name="P13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77259" officeooo:paragraph-rsid="00677259"/>
    </style:style>
    <style:style style:name="P1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dae2d" officeooo:paragraph-rsid="006dae2d"/>
    </style:style>
    <style:style style:name="P1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e39e5" officeooo:paragraph-rsid="006e39e5"/>
    </style:style>
    <style:style style:name="P16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e3aa4" officeooo:paragraph-rsid="006e3aa4"/>
    </style:style>
    <style:style style:name="P17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e3aa4" officeooo:paragraph-rsid="006ef8e8"/>
    </style:style>
    <style:style style:name="P18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70f3c5" officeooo:paragraph-rsid="0070f3c5"/>
    </style:style>
    <style:style style:name="P19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734083" officeooo:paragraph-rsid="00734083"/>
    </style:style>
    <style:style style:name="P20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4cdff6" officeooo:paragraph-rsid="004cdff6" fo:background-color="#1e1e1e"/>
    </style:style>
    <style:style style:name="P21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5948fc" officeooo:paragraph-rsid="005948fc" fo:background-color="#1e1e1e"/>
    </style:style>
    <style:style style:name="P22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65edb1" officeooo:paragraph-rsid="0065edb1" fo:background-color="#1e1e1e"/>
    </style:style>
    <style:style style:name="P23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6e3aa4" officeooo:paragraph-rsid="006e3aa4" fo:background-color="#1e1e1e"/>
    </style:style>
    <style:style style:name="P24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70f3c5" officeooo:paragraph-rsid="0070f3c5" fo:background-color="#1e1e1e"/>
    </style:style>
    <style:style style:name="P25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26" style:family="paragraph" style:parent-style-name="Standard">
      <style:text-properties fo:color="#d4d4d4" style:font-name="Droid Sans Mono" fo:font-size="13.5pt" fo:font-weight="normal" officeooo:paragraph-rsid="00546125" fo:background-color="#1e1e1e"/>
    </style:style>
    <style:style style:name="P27" style:family="paragraph" style:parent-style-name="Standard">
      <style:text-properties fo:color="#d4d4d4" style:font-name="Droid Sans Mono" fo:font-size="13.5pt" fo:font-weight="normal" officeooo:rsid="005b4f26" officeooo:paragraph-rsid="00597b24" fo:background-color="#1e1e1e"/>
    </style:style>
    <style:style style:name="P28" style:family="paragraph" style:parent-style-name="Standard">
      <style:text-properties fo:color="#d4d4d4" style:font-name="Droid Sans Mono" fo:font-size="13.5pt" fo:font-weight="normal" officeooo:rsid="005dd691" officeooo:paragraph-rsid="005dd691" fo:background-color="#1e1e1e"/>
    </style:style>
    <style:style style:name="P29" style:family="paragraph" style:parent-style-name="Standard">
      <style:paragraph-properties style:line-height-at-least="0.635cm"/>
    </style:style>
    <style:style style:name="P30" style:family="paragraph" style:parent-style-name="Standard">
      <style:text-properties officeooo:rsid="005b4f26" officeooo:paragraph-rsid="005b4f26"/>
    </style:style>
    <style:style style:name="P31" style:family="paragraph" style:parent-style-name="Standard">
      <style:text-properties officeooo:rsid="005dd691" officeooo:paragraph-rsid="005dd691"/>
    </style:style>
    <style:style style:name="P32" style:family="paragraph" style:parent-style-name="Standard">
      <style:text-properties officeooo:rsid="005f8b1d" officeooo:paragraph-rsid="005f8b1d"/>
    </style:style>
    <style:style style:name="P33" style:family="paragraph" style:parent-style-name="Standard">
      <style:text-properties officeooo:rsid="0061a7af" officeooo:paragraph-rsid="0061a7af"/>
    </style:style>
    <style:style style:name="P34" style:family="paragraph" style:parent-style-name="Standard">
      <style:text-properties fo:color="#808080" style:font-name="Droid Sans Mono" fo:font-size="13.5pt" fo:font-weight="normal" officeooo:rsid="005b4f26" officeooo:paragraph-rsid="00597b24" fo:background-color="#1e1e1e"/>
    </style:style>
    <style:style style:name="P35" style:family="paragraph" style:parent-style-name="Standard">
      <style:paragraph-properties style:line-height-at-least="0.635cm"/>
      <style:text-properties fo:color="#808080" style:font-name="Droid Sans Mono" fo:font-size="13.5pt" fo:font-weight="normal" officeooo:rsid="005b4f26" fo:background-color="#1e1e1e"/>
    </style:style>
    <style:style style:name="P36" style:family="paragraph" style:parent-style-name="Preformatted_20_Text">
      <style:text-properties fo:font-variant="normal" fo:text-transform="none" fo:color="#000000" style:font-name="Roboto mono" fo:font-size="10.5pt" fo:letter-spacing="normal" fo:font-style="normal" fo:font-weight="normal" officeooo:rsid="00734083" officeooo:paragraph-rsid="00734083"/>
    </style:style>
    <style:style style:name="P37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229c0" officeooo:paragraph-rsid="006229c0"/>
    </style:style>
    <style:style style:name="P38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229c0" officeooo:paragraph-rsid="0077fa52"/>
    </style:style>
    <style:style style:name="P39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6e3aa4" officeooo:paragraph-rsid="006e3aa4"/>
    </style:style>
    <style:style style:name="P40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779108" officeooo:paragraph-rsid="00779108"/>
    </style:style>
    <style:style style:name="P41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77fa52" officeooo:paragraph-rsid="0077fa52"/>
    </style:style>
    <style:style style:name="P42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79fb62" officeooo:paragraph-rsid="0079fb62"/>
    </style:style>
    <style:style style:name="P43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7bd5e2" officeooo:paragraph-rsid="007bd5e2"/>
    </style:style>
    <style:style style:name="P4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7ca7a7" officeooo:paragraph-rsid="007ca7a7"/>
    </style:style>
    <style:style style:name="P4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bold" officeooo:rsid="00734376" officeooo:paragraph-rsid="00734376" style:font-weight-asian="bold" style:font-weight-complex="bold"/>
    </style:style>
    <style:style style:name="P46" style:family="paragraph" style:parent-style-name="Standard">
      <style:paragraph-properties style:line-height-at-least="0.635cm"/>
      <style:text-properties fo:font-variant="normal" fo:text-transform="none" fo:color="#d4d4d4" style:font-name="Droid Sans Mono" fo:font-size="13.5pt" fo:letter-spacing="normal" fo:font-style="normal" fo:font-weight="normal" officeooo:rsid="006e3aa4" officeooo:paragraph-rsid="007bd5e2" fo:background-color="#1e1e1e"/>
    </style:style>
    <style:style style:name="P47" style:family="paragraph" style:parent-style-name="Standard">
      <style:text-properties fo:color="#d4d4d4" style:font-name="Droid Sans Mono" fo:font-size="13.5pt" fo:font-weight="normal" officeooo:rsid="005b4f26" officeooo:paragraph-rsid="007bd5e2" fo:background-color="#1e1e1e"/>
    </style:style>
    <style:style style:name="P48" style:family="paragraph" style:parent-style-name="Standard">
      <style:paragraph-properties style:line-height-at-least="0.635cm"/>
      <style:text-properties fo:color="#d4d4d4" style:font-name="Droid Sans Mono" fo:font-size="13.5pt" fo:font-weight="normal" officeooo:paragraph-rsid="007bd5e2" fo:background-color="#1e1e1e"/>
    </style:style>
    <style:style style:name="P49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7bd5e2" officeooo:paragraph-rsid="007bd5e2" fo:background-color="#1e1e1e"/>
    </style:style>
    <style:style style:name="T1" style:family="text">
      <style:text-properties fo:color="#808080"/>
    </style:style>
    <style:style style:name="T2" style:family="text">
      <style:text-properties fo:color="#808080" officeooo:rsid="005b4f26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4ec9b0"/>
    </style:style>
    <style:style style:name="T7" style:family="text">
      <style:text-properties fo:color="#dcdcaa"/>
    </style:style>
    <style:style style:name="T8" style:family="text">
      <style:text-properties fo:color="#c586c0"/>
    </style:style>
    <style:style style:name="T9" style:family="text">
      <style:text-properties fo:font-variant="normal" fo:text-transform="none" fo:color="#9cdcfe" fo:letter-spacing="normal" fo:font-style="normal" officeooo:rsid="00546125"/>
    </style:style>
    <style:style style:name="T10" style:family="text">
      <style:text-properties fo:font-variant="normal" fo:text-transform="none" fo:letter-spacing="normal" fo:font-style="normal" officeooo:rsid="00546125"/>
    </style:style>
    <style:style style:name="T11" style:family="text">
      <style:text-properties fo:font-variant="normal" fo:text-transform="none" fo:letter-spacing="normal" fo:font-style="normal" officeooo:rsid="0055af8b"/>
    </style:style>
    <style:style style:name="T12" style:family="text">
      <style:text-properties fo:font-variant="normal" fo:text-transform="none" fo:color="#dcdcaa" fo:letter-spacing="normal" fo:font-style="normal" officeooo:rsid="00546125"/>
    </style:style>
    <style:style style:name="T13" style:family="text">
      <style:text-properties officeooo:rsid="004e5cf2"/>
    </style:style>
    <style:style style:name="T14" style:family="text">
      <style:text-properties officeooo:rsid="0050a8d7"/>
    </style:style>
    <style:style style:name="T15" style:family="text">
      <style:text-properties officeooo:rsid="00556e97"/>
    </style:style>
    <style:style style:name="T16" style:family="text">
      <style:text-properties officeooo:rsid="0055af8b"/>
    </style:style>
    <style:style style:name="T17" style:family="text">
      <style:text-properties officeooo:rsid="005d1029"/>
    </style:style>
    <style:style style:name="T18" style:family="text">
      <style:text-properties officeooo:rsid="005f8b1d"/>
    </style:style>
    <style:style style:name="T19" style:family="text">
      <style:text-properties officeooo:rsid="00612ca9"/>
    </style:style>
    <style:style style:name="T20" style:family="text">
      <style:text-properties officeooo:rsid="0068630a"/>
    </style:style>
    <style:style style:name="T21" style:family="text">
      <style:text-properties officeooo:rsid="006ef8e8"/>
    </style:style>
    <style:style style:name="T22" style:family="text">
      <style:text-properties officeooo:rsid="00734083"/>
    </style:style>
    <style:style style:name="T23" style:family="text">
      <style:text-properties fo:color="#7d2727" style:font-name="inherit" fo:font-size="9.75pt" fo:background-color="#eff0f1" loext:char-shading-value="0" loext:padding="0cm" loext:border="none"/>
    </style:style>
    <style:style style:name="T24" style:family="text">
      <style:text-properties fo:color="#303336" style:font-name="Consolas" fo:font-size="9.75pt" fo:background-color="#eff0f1" loext:char-shading-value="0" loext:padding="0cm" loext:border="none"/>
    </style:style>
    <style:style style:name="T25" style:family="text">
      <style:text-properties fo:color="#303336" style:font-name="inherit" fo:font-size="9.75pt" fo:background-color="#eff0f1" loext:char-shading-value="0" loext:padding="0cm" loext:border="none"/>
    </style:style>
    <style:style style:name="T26" style:family="text">
      <style:text-properties fo:color="#e64320" style:font-name="inherit" fo:font-size="9.75pt" fo:background-color="#eff0f1" loext:char-shading-value="0" loext:padding="0cm" loext:border="none"/>
    </style:style>
    <style:style style:name="T27" style:family="text">
      <style:text-properties fo:color="#0f74bd" style:font-name="inherit" fo:font-size="9.75pt" fo:background-color="#eff0f1" loext:char-shading-value="0" loext:padding="0cm" loext:border="none"/>
    </style:style>
    <style:style style:name="T28" style:family="text">
      <style:text-properties officeooo:rsid="0073c423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officeooo:rsid="00779108"/>
    </style:style>
    <style:style style:name="T31" style:family="text">
      <style:text-properties officeooo:rsid="00781242"/>
    </style:style>
    <style:style style:name="T32" style:family="text">
      <style:text-properties officeooo:rsid="007d03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13">React Router</text:span></text:p>
      <text:p text:style-name="P2"/>
      <text:p text:style-name="P3">1)<text:span text:style-name="T14">First install react router and react router dom</text:span></text:p>
      <text:p text:style-name="P4">npm install react-router react-router-dom</text:p>
      <text:p text:style-name="P4"/>
      <text:p text:style-name="P5">2)</text:p>
      <text:p text:style-name="P6">import <text:span text:style-name="T15">(mostly in index.js)</text:span> - </text:p>
      <text:p text:style-name="P6"/>
      <text:p text:style-name="P20"><text:span text:style-name="T8">import</text:span> {<text:span text:style-name="T4">BrowserRouter</text:span>,<text:span text:style-name="T4">Route</text:span>} <text:span text:style-name="T8">from</text:span> <text:span text:style-name="T5">'react-router-dom'</text:span>;</text:p>
      <text:p text:style-name="P1"/>
      <text:p text:style-name="P1"/>
      <text:p text:style-name="P7">3)<text:span text:style-name="T16">In index.js, replace “App component with”</text:span></text:p>
      <text:p text:style-name="P7"/>
      <text:p text:style-name="P26"><text:span text:style-name="T9">ReactDOM</text:span><text:span text:style-name="T10">.</text:span><text:span text:style-name="T12">render</text:span><text:span text:style-name="T10">(</text:span><text:span text:style-name="T11">&lt;App /&gt;</text:span></text:p>
      <text:p text:style-name="P25">, <text:span text:style-name="T4">document</text:span>.<text:span text:style-name="T7">getElementById</text:span>(<text:span text:style-name="T5">'root'</text:span>));</text:p>
      <text:p text:style-name="P25"><text:span text:style-name="T7">registerServiceWorker</text:span>();</text:p>
      <text:p text:style-name="P25"/>
      <text:p text:style-name="P25"/>
      <text:p text:style-name="P25"><text:span text:style-name="T4">ReactDOM</text:span>.<text:span text:style-name="T7">render</text:span>(</text:p>
      <text:p text:style-name="P25"><text:span text:style-name="T1">&lt;</text:span><text:span text:style-name="T6">BrowserRouter</text:span><text:span text:style-name="T1">&gt;</text:span></text:p>
      <text:p text:style-name="P25"><text:span text:style-name="T1">&lt;</text:span><text:span text:style-name="T3">div</text:span><text:span text:style-name="T1">&gt;</text:span></text:p>
      <text:p text:style-name="P25"><text:span text:style-name="T1">&lt;</text:span><text:span text:style-name="T6">Route</text:span> <text:span text:style-name="T4">exact</text:span> <text:span text:style-name="T4">path</text:span>=<text:span text:style-name="T5">"/"</text:span> <text:span text:style-name="T4">component</text:span>=<text:span text:style-name="T3">{</text:span><text:span text:style-name="T4">App</text:span><text:span text:style-name="T3">}</text:span> <text:span text:style-name="T1">/&gt;</text:span></text:p>
      <text:p text:style-name="P25"><text:span text:style-name="T1">&lt;</text:span><text:span text:style-name="T6">Route</text:span> <text:span text:style-name="T4">path</text:span>=<text:span text:style-name="T5">"/home"</text:span> <text:span text:style-name="T4">component</text:span>=<text:span text:style-name="T3">{</text:span><text:span text:style-name="T4">Home</text:span><text:span text:style-name="T3">}</text:span> <text:span text:style-name="T1">/&gt;</text:span></text:p>
      <text:p text:style-name="P25"><text:span text:style-name="T1">&lt;</text:span><text:span text:style-name="T6">Route</text:span> <text:span text:style-name="T4">path</text:span>=<text:span text:style-name="T5">"/about"</text:span> <text:span text:style-name="T4">component</text:span>=<text:span text:style-name="T3">{</text:span><text:span text:style-name="T4">About</text:span><text:span text:style-name="T3">}</text:span> <text:span text:style-name="T1">/&gt;</text:span></text:p>
      <text:p text:style-name="P25"><text:span text:style-name="T1">&lt;/</text:span><text:span text:style-name="T3">div</text:span><text:span text:style-name="T1">&gt;</text:span></text:p>
      <text:p text:style-name="P25"><text:span text:style-name="T1">&lt;/</text:span><text:span text:style-name="T6">BrowserRouter</text:span><text:span text:style-name="T1">&gt;</text:span></text:p>
      <text:p text:style-name="P25">, <text:span text:style-name="T4">document</text:span>.<text:span text:style-name="T7">getElementById</text:span>(<text:span text:style-name="T5">'root'</text:span>));</text:p>
      <text:p text:style-name="P25"><text:span text:style-name="T7">registerServiceWorker</text:span>();</text:p>
      <text:p text:style-name="P25"/>
      <text:p text:style-name="P7"/>
      <text:p text:style-name="P8">If we dont give exact at index path, our home and about path will also contain index page contents as /home and /about have “/” in it</text:p>
      <text:p text:style-name="P8"/>
      <text:p text:style-name="P8"/>
      <text:p text:style-name="P9">Full eg - </text:p>
      <text:p text:style-name="P21"><text:span text:style-name="T8">import</text:span> <text:span text:style-name="T4">React</text:span> <text:span text:style-name="T8">from</text:span> <text:span text:style-name="T5">'react'</text:span>;</text:p>
      <text:p text:style-name="P25"><text:span text:style-name="T8">import</text:span> <text:span text:style-name="T4">ReactDOM</text:span> <text:span text:style-name="T8">from</text:span> <text:span text:style-name="T5">'react-dom'</text:span>;</text:p>
      <text:p text:style-name="P25"><text:span text:style-name="T8">import</text:span> {<text:span text:style-name="T4">BrowserRouter</text:span>,<text:span text:style-name="T4">Route</text:span>} <text:span text:style-name="T8">from</text:span> <text:span text:style-name="T5">'react-router-dom'</text:span>;</text:p>
      <text:p text:style-name="P25"><text:span text:style-name="T8">import</text:span> <text:span text:style-name="T5">'./index.css'</text:span>;</text:p>
      <text:p text:style-name="P25"><text:span text:style-name="T8">import</text:span> <text:span text:style-name="T4">App</text:span> <text:span text:style-name="T8">from</text:span> <text:span text:style-name="T5">'./App'</text:span>;</text:p>
      <text:p text:style-name="P25"><text:span text:style-name="T8">import</text:span> <text:span text:style-name="T4">registerServiceWorker</text:span> <text:span text:style-name="T8">from</text:span> <text:span text:style-name="T5">'./registerServiceWorker'</text:span>;</text:p>
      <text:p text:style-name="P29"/>
      <text:p text:style-name="P25"><text:span text:style-name="T3">const</text:span> <text:span text:style-name="T7">Home</text:span> = () <text:span text:style-name="T3">=&gt;</text:span> {</text:p>
      <text:p text:style-name="P25"><text:span text:style-name="T8">return</text:span> <text:span text:style-name="T1">&lt;</text:span><text:span text:style-name="T3">h1</text:span><text:span text:style-name="T1">&gt;</text:span>This is HOME page<text:span text:style-name="T1">&lt;/</text:span><text:span text:style-name="T3">h1</text:span><text:span text:style-name="T1">&gt;</text:span></text:p>
      <text:p text:style-name="P25">};</text:p>
      <text:p text:style-name="P29"/>
      <text:p text:style-name="P25"><text:soft-page-break/><text:span text:style-name="T3">const</text:span> <text:span text:style-name="T7">About</text:span> = () <text:span text:style-name="T3">=&gt;</text:span> {</text:p>
      <text:p text:style-name="P25"><text:span text:style-name="T8">return</text:span> <text:span text:style-name="T1">&lt;</text:span><text:span text:style-name="T3">h1</text:span><text:span text:style-name="T1">&gt;</text:span>This is ABOUT page<text:span text:style-name="T1">&lt;/</text:span><text:span text:style-name="T3">h1</text:span><text:span text:style-name="T1">&gt;</text:span></text:p>
      <text:p text:style-name="P25">};</text:p>
      <text:p text:style-name="P29"/>
      <text:p text:style-name="P25"><text:span text:style-name="T4">ReactDOM</text:span>.<text:span text:style-name="T7">render</text:span>(</text:p>
      <text:p text:style-name="P25"><text:span text:style-name="T1">&lt;</text:span><text:span text:style-name="T6">BrowserRouter</text:span><text:span text:style-name="T1">&gt;</text:span></text:p>
      <text:p text:style-name="P25"><text:span text:style-name="T1">&lt;</text:span><text:span text:style-name="T3">div</text:span><text:span text:style-name="T1">&gt;</text:span></text:p>
      <text:p text:style-name="P25"><text:span text:style-name="T1">&lt;</text:span><text:span text:style-name="T6">Route</text:span> <text:span text:style-name="T4">exact</text:span> <text:span text:style-name="T4">path</text:span>=<text:span text:style-name="T5">"/"</text:span> <text:span text:style-name="T4">component</text:span>=<text:span text:style-name="T3">{</text:span><text:span text:style-name="T4">App</text:span><text:span text:style-name="T3">}</text:span> <text:span text:style-name="T1">/&gt;</text:span></text:p>
      <text:p text:style-name="P25"><text:span text:style-name="T1">&lt;</text:span><text:span text:style-name="T6">Route</text:span> <text:span text:style-name="T4">path</text:span>=<text:span text:style-name="T5">"/home"</text:span> <text:span text:style-name="T4">component</text:span>=<text:span text:style-name="T3">{</text:span><text:span text:style-name="T4">Home</text:span><text:span text:style-name="T3">}</text:span> <text:span text:style-name="T1">/&gt;</text:span></text:p>
      <text:p text:style-name="P25"><text:span text:style-name="T1">&lt;</text:span><text:span text:style-name="T6">Route</text:span> <text:span text:style-name="T4">path</text:span>=<text:span text:style-name="T5">"/about"</text:span> <text:span text:style-name="T4">component</text:span>=<text:span text:style-name="T3">{</text:span><text:span text:style-name="T4">About</text:span><text:span text:style-name="T3">}</text:span> <text:span text:style-name="T1">/&gt;</text:span></text:p>
      <text:p text:style-name="P25"><text:span text:style-name="T1">&lt;/</text:span><text:span text:style-name="T3">div</text:span><text:span text:style-name="T1">&gt;</text:span></text:p>
      <text:p text:style-name="P25"><text:span text:style-name="T1">&lt;/</text:span><text:span text:style-name="T6">BrowserRouter</text:span><text:span text:style-name="T1">&gt;</text:span></text:p>
      <text:p text:style-name="P25">, <text:span text:style-name="T4">document</text:span>.<text:span text:style-name="T7">getElementById</text:span>(<text:span text:style-name="T5">'root'</text:span>));</text:p>
      <text:p text:style-name="P25"><text:span text:style-name="T7">registerServiceWorker</text:span>();</text:p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10">4)Notice this part</text:p>
      <text:p text:style-name="P27"><text:span text:style-name="T1">&lt;</text:span><text:span text:style-name="T6">BrowserRouter</text:span><text:span text:style-name="T1">&gt;</text:span></text:p>
      <text:p text:style-name="P25"><text:span text:style-name="T1">&lt;</text:span><text:span text:style-name="T3">div</text:span><text:span text:style-name="T1">&gt;</text:span></text:p>
      <text:p text:style-name="P25"><text:span text:style-name="T1">//</text:span><text:span text:style-name="T2">Header</text:span></text:p>
      <text:p text:style-name="P25"><text:span text:style-name="T1">&lt;</text:span><text:span text:style-name="T6">Route</text:span> <text:span text:style-name="T4">exact</text:span> <text:span text:style-name="T4">path</text:span>=<text:span text:style-name="T5">"/"</text:span> <text:span text:style-name="T4">component</text:span>=<text:span text:style-name="T3">{</text:span><text:span text:style-name="T4">App</text:span><text:span text:style-name="T3">}</text:span> <text:span text:style-name="T1">/&gt;</text:span></text:p>
      <text:p text:style-name="P25"><text:span text:style-name="T1">&lt;</text:span><text:span text:style-name="T6">Route</text:span> <text:span text:style-name="T4">path</text:span>=<text:span text:style-name="T5">"/home"</text:span> <text:span text:style-name="T4">component</text:span>=<text:span text:style-name="T3">{</text:span><text:span text:style-name="T4">Home</text:span><text:span text:style-name="T3">}</text:span> <text:span text:style-name="T1">/&gt;</text:span></text:p>
      <text:p text:style-name="P25"><text:span text:style-name="T1">&lt;</text:span><text:span text:style-name="T6">Route</text:span> <text:span text:style-name="T4">path</text:span>=<text:span text:style-name="T5">"/about"</text:span> <text:span text:style-name="T4">component</text:span>=<text:span text:style-name="T3">{</text:span><text:span text:style-name="T4">About</text:span><text:span text:style-name="T3">}</text:span> <text:span text:style-name="T1">/&gt;</text:span></text:p>
      <text:p text:style-name="P25"><text:span text:style-name="T1">//</text:span><text:span text:style-name="T2">Footer</text:span></text:p>
      <text:p text:style-name="P25"><text:span text:style-name="T1">&lt;/</text:span><text:span text:style-name="T3">div</text:span><text:span text:style-name="T1">&gt;</text:span></text:p>
      <text:p text:style-name="P25"><text:span text:style-name="T1">&lt;/</text:span><text:span text:style-name="T6">BrowserRouter</text:span><text:span text:style-name="T1">&gt;</text:span></text:p>
      <text:p text:style-name="P34"/>
      <text:p text:style-name="P35"/>
      <text:p text:style-name="P30">We can have our header and footer inside <text:span text:style-name="T17">browser router as it will be constant in all pages</text:span></text:p>
      <text:p text:style-name="P30"/>
      <text:p text:style-name="P30"/>
      <text:p text:style-name="P30"/>
      <text:p text:style-name="P30"/>
      <text:p text:style-name="P30"/>
      <text:p text:style-name="P31">5)<text:span text:style-name="T18">Inside Browser router, if we want to use navbar , we cannot or should not use “a” tag for link as it relodes page, so </text:span></text:p>
      <text:p text:style-name="P32">first import <text:span text:style-name="T19">L</text:span>ink</text:p>
      <text:p text:style-name="P32"/>
      <text:p text:style-name="P28"><text:span text:style-name="T8">import</text:span> {<text:span text:style-name="T4">BrowserRouter</text:span>,<text:span text:style-name="T4">Route</text:span>,<text:span text:style-name="T4">Link</text:span>} <text:span text:style-name="T8">from</text:span> <text:span text:style-name="T5">'react-router-dom'</text:span>;</text:p>
      <text:p text:style-name="P31"/>
      <text:p text:style-name="P31"><text:soft-page-break/></text:p>
      <text:p text:style-name="P33">then add links or create navbar like</text:p>
      <text:p text:style-name="P33"/>
      <text:p text:style-name="P33"/>
      <text:p text:style-name="P11"><text:s text:c="4"/>&lt;BrowserRouter&gt;</text:p>
      <text:p text:style-name="P11"><text:s text:c="8"/>&lt;div&gt;</text:p>
      <text:p text:style-name="P11"><text:s text:c="12"/>&lt;ul&gt;</text:p>
      <text:p text:style-name="P11"><text:s text:c="16"/>&lt;li&gt;</text:p>
      <text:p text:style-name="P11"><text:s text:c="20"/>&lt;Link to="/"&gt;Root Page&lt;/Link&gt;</text:p>
      <text:p text:style-name="P11"><text:s text:c="16"/>&lt;/li&gt;</text:p>
      <text:p text:style-name="P11"><text:s text:c="16"/>&lt;li&gt;</text:p>
      <text:p text:style-name="P11"><text:s text:c="20"/>&lt;Link to="/home"&gt;Home Page&lt;/Link&gt;</text:p>
      <text:p text:style-name="P11"><text:s text:c="16"/>&lt;/li&gt;</text:p>
      <text:p text:style-name="P11"><text:s text:c="16"/>&lt;li&gt;</text:p>
      <text:p text:style-name="P11"><text:s text:c="20"/>&lt;Link to="/about"&gt;About Page&lt;/Link&gt;</text:p>
      <text:p text:style-name="P11"><text:s text:c="16"/>&lt;/li&gt;</text:p>
      <text:p text:style-name="P11"><text:s text:c="12"/>&lt;/ul&gt;</text:p>
      <text:p text:style-name="P11"><text:s text:c="12"/>&lt;Route exact path="/" component={App} /&gt;</text:p>
      <text:p text:style-name="P11"><text:s text:c="12"/>&lt;Route path="/home" component={Home} /&gt;</text:p>
      <text:p text:style-name="P11"><text:s text:c="12"/>&lt;Route path="/about" component={About} /&gt;</text:p>
      <text:p text:style-name="P11"><text:s text:c="8"/>&lt;/div&gt;</text:p>
      <text:p text:style-name="P11"><text:s text:c="4"/>&lt;/BrowserRouter&gt;</text:p>
      <text:p text:style-name="P11"/>
      <text:p text:style-name="P11"/>
      <text:p text:style-name="P45">Along with like we also have <text:span text:style-name="T29">NavLink</text:span> tag which is similar to Link but class of active is added on click automatically <text:span text:style-name="T28">on button or link</text:span> in case of NavLink</text:p>
      <text:p text:style-name="P11"/>
      <text:p text:style-name="P11"/>
      <text:p text:style-name="P11"/>
      <text:p text:style-name="P11"/>
      <text:p text:style-name="P12">6)Passing dinamic variables inside route</text:p>
      <text:p text:style-name="P22"><text:span text:style-name="T1">&lt;</text:span><text:span text:style-name="T6">Route</text:span> <text:span text:style-name="T4">path</text:span>=<text:span text:style-name="T5">"/article/:slug"</text:span> <text:span text:style-name="T4">component</text:span>=<text:span text:style-name="T3">{</text:span><text:span text:style-name="T4">SingleArticle</text:span><text:span text:style-name="T3">}</text:span> <text:span text:style-name="T1">/&gt;</text:span></text:p>
      <text:p text:style-name="P12"/>
      <text:p text:style-name="P13">now to see it in react console,open url</text:p>
      <text:p text:style-name="P13"><text:a xlink:type="simple" xlink:href="http://localhost:3000/article/12" text:style-name="Internet_20_link" text:visited-style-name="Visited_20_Internet_20_Link">http://localhost:3000/article/12</text:a></text:p>
      <text:p text:style-name="P13">and goto react console and click on singlearticle component and look in props passed in match <text:span text:style-name="T20">inside param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>7)Redirect</text:p>
      <text:p text:style-name="P15">to redirect to another page and pass data with it - </text:p>
      <text:p text:style-name="P15"/>
      <text:p text:style-name="P16"><text:s text:c="8"/>if (this.state.redirect) {</text:p>
      <text:p text:style-name="P16"><text:s text:c="12"/>return &lt;Redirect to={{</text:p>
      <text:p text:style-name="P16"><text:s text:c="16"/>pathname: '/resume',</text:p>
      <text:p text:style-name="P16"><text:s text:c="16"/>state: { userData: this.state.userData }</text:p>
      <text:p text:style-name="P16"><text:s text:c="14"/>}}/&gt;;</text:p>
      <text:p text:style-name="P16"><text:s text:c="10"/>}</text:p>
      <text:p text:style-name="P16"/>
      <text:p text:style-name="P17">Note- <text:span text:style-name="T21">here </text:span>pathname: '/resume', <text:span text:style-name="T21">is url where we should redirect, to make it work , in main app.js remember to add route like we do to all other routes</text:span></text:p>
      <text:p text:style-name="P17"/>
      <text:p text:style-name="P17">state: { userData: this.state.userData } <text:span text:style-name="T21">here userData is any name we can pick to pass data to redirected component and this.state.userData is actual data</text:span></text:p>
      <text:p text:style-name="P18"><text:soft-page-break/>to access this data in redirected component use</text:p>
      <text:p text:style-name="P24"><text:span text:style-name="T3">const</text:span> <text:span text:style-name="T4">userData</text:span> = <text:span text:style-name="T4">props</text:span>.<text:span text:style-name="T4">location</text:span>.<text:span text:style-name="T4">state</text:span>.<text:span text:style-name="T4">userData</text:span>;</text:p>
      <text:p text:style-name="P18"/>
      <text:p text:style-name="P16"/>
      <text:p text:style-name="P16">Note- if (this.state.redirect) here we are setting a state called redirect which is false and in form submit, we are changing state</text:p>
      <text:p text:style-name="P23"><text:span text:style-name="T1">&lt;</text:span><text:span text:style-name="T3">form</text:span> <text:span text:style-name="T4">onSubmit</text:span>=<text:span text:style-name="T3">{this</text:span>.<text:span text:style-name="T4">submitHandler</text:span><text:span text:style-name="T3">}</text:span><text:span text:style-name="T1">&gt;</text:span></text:p>
      <text:p text:style-name="P16"/>
      <text:p text:style-name="P23"><text:span text:style-name="T7">submitHandler</text:span> = (<text:span text:style-name="T4">e</text:span>) <text:span text:style-name="T3">=&gt;</text:span> {</text:p>
      <text:p text:style-name="P25"><text:span text:style-name="T4">e</text:span>.<text:span text:style-name="T7">preventDefault</text:span>();</text:p>
      <text:p text:style-name="P29"/>
      <text:p text:style-name="P25"><text:span text:style-name="T3">this</text:span>.<text:span text:style-name="T7">setState</text:span>({</text:p>
      <text:p text:style-name="P25"><text:span text:style-name="T4">redirect:</text:span> <text:span text:style-name="T3">true</text:span></text:p>
      <text:p text:style-name="P25">});</text:p>
      <text:p text:style-name="P25">}</text:p>
      <text:p text:style-name="P16"/>
      <text:p text:style-name="P16"/>
      <text:p text:style-name="P16"/>
      <text:p text:style-name="P16"/>
      <text:p text:style-name="P16"/>
      <text:p text:style-name="P16"/>
      <text:p text:style-name="P40"/>
      <text:p text:style-name="P40">8) Programmatic Redirect</text:p>
      <text:p text:style-name="P40"/>
      <text:p text:style-name="P41">When we use this line</text:p>
      <text:p text:style-name="P38">&lt;Route exact path="/" component={App} /&gt;</text:p>
      <text:p text:style-name="P38"/>
      <text:p text:style-name="P41">Route adds some props inside App component , <text:span text:style-name="T31">we can see by console.log props inside App component , there are props like history , location etc</text:span></text:p>
      <text:p text:style-name="P41"/>
      <text:p text:style-name="P42">to redirect we use</text:p>
      <text:p text:style-name="P42">props.history.push(‘/about’) </text:p>
      <text:p text:style-name="P42">this redirects to about page</text:p>
      <text:p text:style-name="P42"/>
      <text:p text:style-name="P42"/>
      <text:p text:style-name="P43">Now in below case </text:p>
      <text:p text:style-name="P16"/>
      <text:p text:style-name="P47"><text:span text:style-name="T1">&lt;</text:span><text:span text:style-name="T6">BrowserRouter</text:span><text:span text:style-name="T1">&gt;</text:span></text:p>
      <text:p text:style-name="P48"><text:span text:style-name="T1">&lt;</text:span><text:span text:style-name="T3">div</text:span><text:span text:style-name="T1">&gt;</text:span></text:p>
      <text:p text:style-name="P48"><text:span text:style-name="T1">//</text:span><text:span text:style-name="T2">Header</text:span></text:p>
      <text:p text:style-name="P49"><text:span text:style-name="T2">&lt;</text:span><text:span text:style-name="T1">Navbar/&gt;</text:span></text:p>
      <text:p text:style-name="P48"><text:span text:style-name="T1">&lt;</text:span><text:span text:style-name="T6">Route</text:span> <text:span text:style-name="T4">exact</text:span> <text:span text:style-name="T4">path</text:span>=<text:span text:style-name="T5">"/"</text:span> <text:span text:style-name="T4">component</text:span>=<text:span text:style-name="T3">{</text:span><text:span text:style-name="T4">App</text:span><text:span text:style-name="T3">}</text:span> <text:span text:style-name="T1">/&gt;</text:span></text:p>
      <text:p text:style-name="P48"><text:span text:style-name="T1">&lt;</text:span><text:span text:style-name="T6">Route</text:span> <text:span text:style-name="T4">path</text:span>=<text:span text:style-name="T5">"/home"</text:span> <text:span text:style-name="T4">component</text:span>=<text:span text:style-name="T3">{</text:span><text:span text:style-name="T4">Home</text:span><text:span text:style-name="T3">}</text:span> <text:span text:style-name="T1">/&gt;</text:span></text:p>
      <text:p text:style-name="P48"><text:span text:style-name="T1">&lt;</text:span><text:span text:style-name="T6">Route</text:span> <text:span text:style-name="T4">path</text:span>=<text:span text:style-name="T5">"/about"</text:span> <text:span text:style-name="T4">component</text:span>=<text:span text:style-name="T3">{</text:span><text:span text:style-name="T4">About</text:span><text:span text:style-name="T3">}</text:span> <text:span text:style-name="T1">/&gt;</text:span></text:p>
      <text:p text:style-name="P48"><text:span text:style-name="T1">//</text:span><text:span text:style-name="T2">Footer</text:span></text:p>
      <text:p text:style-name="P48"><text:span text:style-name="T1">&lt;/</text:span><text:span text:style-name="T3">div</text:span><text:span text:style-name="T1">&gt;</text:span></text:p>
      <text:p text:style-name="P46"><text:span text:style-name="T1">&lt;/</text:span><text:span text:style-name="T6">BrowserRouter</text:span><text:span text:style-name="T1">&gt;</text:span></text:p>
      <text:p text:style-name="P16"/>
      <text:p text:style-name="P16"/>
      <text:p text:style-name="P43">Navbar is not inside Route so it does not have that extra props , <text:s/>to add that props to it we use HOC given by react router</text:p>
      <text:p text:style-name="P44"><text:soft-page-break/>import withRouter <text:span text:style-name="T32">from rreact-router-dom</text:span> inside Navbar component then while exporting</text:p>
      <text:p text:style-name="P44">export default withRouter(Navbar)</text:p>
      <text:p text:style-name="P44"/>
      <text:p text:style-name="P44"/>
      <text:p text:style-name="P44"/>
      <text:p text:style-name="P44"/>
      <text:p text:style-name="P44"/>
      <text:p text:style-name="P16"/>
      <text:p text:style-name="P16"/>
      <text:p text:style-name="P19"><text:span text:style-name="T30">9</text:span>)Routing to external link i.e link to github or linked or google in route</text:p>
      <text:p text:style-name="P36"><text:span text:style-name="Source_20_Text"><text:span text:style-name="T23">&lt;Route</text:span></text:span><text:span text:style-name="Source_20_Text"><text:span text:style-name="T24"> </text:span></text:span><text:span text:style-name="Source_20_Text"><text:span text:style-name="T26">path</text:span></text:span><text:span text:style-name="Source_20_Text"><text:span text:style-name="T25">=</text:span></text:span><text:span text:style-name="Source_20_Text"><text:span text:style-name="T27">'/privacy-policy'</text:span></text:span><text:span text:style-name="Source_20_Text"><text:span text:style-name="T24"> </text:span></text:span><text:span text:style-name="Source_20_Text"><text:span text:style-name="T26">component</text:span></text:span><text:span text:style-name="Source_20_Text"><text:span text:style-name="T25">=</text:span></text:span><text:span text:style-name="Source_20_Text"><text:span text:style-name="T27">{()</text:span></text:span><text:span text:style-name="Source_20_Text"><text:span text:style-name="T24"> </text:span></text:span><text:span text:style-name="Source_20_Text"><text:span text:style-name="T23">=&gt;</text:span></text:span><text:span text:style-name="Source_20_Text"><text:span text:style-name="T24"> </text:span></text:span><text:span text:style-name="Source_20_Text"><text:span text:style-name="T25">window.location = 'https://example.zendesk.com/hc/en-us/articles/123456789-Privacy-Policies'}/&gt;</text:span></text:span></text:p>
      <text:p text:style-name="Text_20_body"><text:line-break/><text:span text:style-name="T22">But prefer to link it in link tag in navbar or such rather than creating compon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Roboto mono" svg:font-family="'Roboto mono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47:13.517227054</meta:creation-date>
    <dc:date>2018-09-06T20:47:21.106134942</dc:date>
    <meta:editing-duration>PT19H17M44S</meta:editing-duration>
    <meta:editing-cycles>113</meta:editing-cycles>
    <meta:generator>LibreOffice/5.1.6.2$Linux_X86_64 LibreOffice_project/10m0$Build-2</meta:generator>
    <meta:document-statistic meta:table-count="0" meta:image-count="0" meta:object-count="0" meta:page-count="5" meta:paragraph-count="127" meta:word-count="609" meta:character-count="4686" meta:non-whitespace-character-count="3875"/>
  </office:meta>
</office:document-meta>
</file>